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06T07:10:00" calcext:value-type="date">
            <text:p>04/06/22 07:10 AM</text:p>
          </table:table-cell>
          <table:table-cell table:style-name="ce15" table:formula="of:=[.B105]-[.A105]" office:value-type="time" office:time-value="PT00H00M00S" calcext:value-type="time">
            <text:p>00:00:00</text:p>
          </table:table-cell>
          <table:table-cell table:style-name="ce7" table:formula="of:=[.C105]+[.D104]" office:value-type="time" office:time-value="PT04H10M00S" calcext:value-type="time">
            <text:p>04:10:00</text:p>
          </table:table-cell>
          <table:table-cell office:value-type="string" calcext:value-type="string">
            <text:p>Wrap up MS-6 and peer review</text:p>
          </table:table-cell>
          <table:table-cell table:number-columns-repeated="59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</number:dat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date-style style:name="N149">
      <number:day/>
      <number:text>-</number:text>
      <number:month number:textual="true"/>
    </number:date-style>
    <number:time-style style:name="N148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 </number:text>
      <number:am-pm/>
    </number:tim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 number:textual="true"/>
      <number:text>-</number:text>
      <number:year/>
    </number:dat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44">
      <number:minutes number:style="long"/>
      <number:text>:</number:text>
      <number:seconds number:style="long" number:decimal-places="1"/>
    </number:time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5">
      <number:day/>
      <number:text>-</number:text>
      <number:month number:textual="true"/>
      <number:text>-</number:text>
      <number:year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1"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07:09:49.7606927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4-06T07:10:33.752558894</dc:date>
    <meta:editing-cycles>169</meta:editing-cycles>
    <meta:editing-duration>P2DT6H49M56S</meta:editing-duration>
    <meta:generator>LibreOffice/7.3.1.3$Linux_X86_64 LibreOffice_project/30$Build-3</meta:generator>
    <meta:document-statistic meta:table-count="1" meta:cell-count="506" meta:object-count="0"/>
    <meta:user-defined meta:name="AppVersion">15.0000</meta:user-defined>
  </office:meta>
</office:document-meta>
</file>